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00fbde7" officeooo:paragraph-rsid="000fbd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24} Not agree</text:p>
      <text:p text:style-name="P1">Through examing the adantages , we can progress</text:p>
      <text:p text:style-name="P1">ex: know the shortcoming that lie behind the ostensible greatnes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4:13:17.243678237</meta:creation-date>
    <dc:date>2017-09-20T14:46:20.505411634</dc:date>
    <meta:editing-duration>PT33M4S</meta:editing-duration>
    <meta:editing-cycles>1</meta:editing-cycles>
    <meta:document-statistic meta:table-count="0" meta:image-count="0" meta:object-count="0" meta:page-count="1" meta:paragraph-count="3" meta:word-count="21" meta:character-count="126" meta:non-whitespace-character-count="108"/>
    <meta:generator>LibreOffice/5.1.6.2$Linux_X86_64 LibreOffice_project/10m0$Build-2</meta:generator>
  </office:meta>
</office:document-meta>
</file>